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oma" fo:font-size="13pt" style:font-name-asian="Loma" style:font-size-asian="13pt" style:font-size-complex="13pt"/>
    </style:style>
    <style:style style:name="P2" style:family="paragraph" style:parent-style-name="Preformatted_20_Text">
      <style:text-properties style:font-name="Loma" fo:font-size="13pt" officeooo:paragraph-rsid="0006fb82" style:font-name-asian="Loma" style:font-size-asian="13pt" style:font-size-complex="13pt"/>
    </style:style>
    <style:style style:name="P3" style:family="paragraph" style:parent-style-name="Preformatted_20_Text">
      <style:text-properties style:font-name="Loma" fo:font-size="13pt" officeooo:paragraph-rsid="0013a8bd" style:font-name-asian="Loma" style:font-size-asian="13pt" style:font-size-complex="13pt"/>
    </style:style>
    <style:style style:name="P4" style:family="paragraph" style:parent-style-name="Preformatted_20_Text">
      <style:text-properties style:font-name="Loma" fo:font-size="13pt" officeooo:paragraph-rsid="00159b8d" style:font-name-asian="Loma" style:font-size-asian="13pt" style:font-size-complex="13pt"/>
    </style:style>
    <style:style style:name="P5" style:family="paragraph" style:parent-style-name="Preformatted_20_Text">
      <style:text-properties style:font-name="Loma" fo:font-size="13pt" officeooo:paragraph-rsid="00186acd" style:font-name-asian="Loma" style:font-size-asian="13pt" style:font-size-complex="13pt"/>
    </style:style>
    <style:style style:name="P6" style:family="paragraph" style:parent-style-name="Preformatted_20_Text">
      <style:text-properties style:font-name="Loma" fo:font-size="13pt" officeooo:paragraph-rsid="001bfb0e" style:font-name-asian="Loma" style:font-size-asian="13pt" style:font-size-complex="13pt"/>
    </style:style>
    <style:style style:name="P7" style:family="paragraph" style:parent-style-name="Preformatted_20_Text">
      <style:text-properties style:font-name="Loma" fo:font-size="13pt" officeooo:paragraph-rsid="001dc656" style:font-name-asian="Loma" style:font-size-asian="13pt" style:font-size-complex="13pt"/>
    </style:style>
    <style:style style:name="P8" style:family="paragraph" style:parent-style-name="Preformatted_20_Text">
      <style:text-properties style:font-name="Loma" fo:font-size="13pt" officeooo:paragraph-rsid="001fc28f" style:font-name-asian="Loma" style:font-size-asian="13pt" style:font-size-complex="13pt"/>
    </style:style>
    <style:style style:name="P9" style:family="paragraph" style:parent-style-name="Preformatted_20_Text">
      <style:text-properties style:font-name="Loma" fo:font-size="13pt" officeooo:paragraph-rsid="00210c60" style:font-name-asian="Loma" style:font-size-asian="13pt" style:font-size-complex="13pt"/>
    </style:style>
    <style:style style:name="P10" style:family="paragraph" style:parent-style-name="Preformatted_20_Text">
      <style:text-properties style:font-name="Loma" fo:font-size="13pt" officeooo:paragraph-rsid="0022dc2d" style:font-name-asian="Loma" style:font-size-asian="13pt" style:font-size-complex="13pt"/>
    </style:style>
    <style:style style:name="P11" style:family="paragraph" style:parent-style-name="Preformatted_20_Text">
      <style:text-properties style:font-name="Loma" fo:font-size="13pt" officeooo:paragraph-rsid="0023fb15" style:font-name-asian="Loma" style:font-size-asian="13pt" style:font-size-complex="13pt"/>
    </style:style>
    <style:style style:name="P12" style:family="paragraph" style:parent-style-name="Preformatted_20_Text">
      <style:text-properties style:font-name="Loma" fo:font-size="13pt" officeooo:paragraph-rsid="0026390f" style:font-name-asian="Loma" style:font-size-asian="13pt" style:font-size-complex="13pt"/>
    </style:style>
    <style:style style:name="P13" style:family="paragraph" style:parent-style-name="Preformatted_20_Text">
      <style:text-properties style:font-name="Loma" fo:font-size="13pt" officeooo:paragraph-rsid="002a009d" style:font-name-asian="Loma" style:font-size-asian="13pt" style:font-size-complex="13pt"/>
    </style:style>
    <style:style style:name="P14" style:family="paragraph" style:parent-style-name="Preformatted_20_Text">
      <style:text-properties style:font-name="Loma" fo:font-size="13pt" officeooo:paragraph-rsid="002adb1b" style:font-name-asian="Loma" style:font-size-asian="13pt" style:font-size-complex="13pt"/>
    </style:style>
    <style:style style:name="P15" style:family="paragraph" style:parent-style-name="Preformatted_20_Text">
      <style:text-properties style:font-name="Loma" fo:font-size="13pt" officeooo:paragraph-rsid="002fbde1" style:font-name-asian="Loma" style:font-size-asian="13pt" style:font-size-complex="13pt"/>
    </style:style>
    <style:style style:name="P16" style:family="paragraph" style:parent-style-name="Preformatted_20_Text">
      <style:text-properties style:font-name="Loma" fo:font-size="13pt" officeooo:paragraph-rsid="0031d6a5" style:font-name-asian="Loma" style:font-size-asian="13pt" style:font-size-complex="13pt"/>
    </style:style>
    <style:style style:name="P17" style:family="paragraph" style:parent-style-name="Preformatted_20_Text">
      <style:text-properties style:font-name="Loma" fo:font-size="13pt" officeooo:paragraph-rsid="00376dcb" style:font-name-asian="Loma" style:font-size-asian="13pt" style:font-size-complex="13pt"/>
    </style:style>
    <style:style style:name="P18" style:family="paragraph" style:parent-style-name="Preformatted_20_Text">
      <style:text-properties style:font-name="Loma" fo:font-size="13pt" officeooo:paragraph-rsid="0037b67c" style:font-name-asian="Loma" style:font-size-asian="13pt" style:font-size-complex="13pt"/>
    </style:style>
    <style:style style:name="P19" style:family="paragraph" style:parent-style-name="Preformatted_20_Text">
      <style:text-properties style:font-name="Loma" fo:font-size="13pt" officeooo:paragraph-rsid="0037f6bb" style:font-name-asian="Loma" style:font-size-asian="13pt" style:font-size-complex="13pt"/>
    </style:style>
    <style:style style:name="P20" style:family="paragraph" style:parent-style-name="Preformatted_20_Text">
      <style:text-properties style:font-name="Loma" fo:font-size="13pt" officeooo:paragraph-rsid="003adcac" style:font-name-asian="Loma" style:font-size-asian="13pt" style:font-size-complex="13pt"/>
    </style:style>
    <style:style style:name="P21" style:family="paragraph" style:parent-style-name="Preformatted_20_Text">
      <style:text-properties style:font-name="Loma" fo:font-size="13pt" officeooo:paragraph-rsid="003c43cc" style:font-name-asian="Loma" style:font-size-asian="13pt" style:font-size-complex="13pt"/>
    </style:style>
    <style:style style:name="P22" style:family="paragraph" style:parent-style-name="Preformatted_20_Text">
      <style:text-properties style:font-name="Loma" fo:font-size="13pt" officeooo:paragraph-rsid="003d8c5b" style:font-name-asian="Loma" style:font-size-asian="13pt" style:font-size-complex="13pt"/>
    </style:style>
    <style:style style:name="P23" style:family="paragraph" style:parent-style-name="Preformatted_20_Text">
      <style:text-properties style:font-name="Loma" fo:font-size="13pt" officeooo:paragraph-rsid="003f7dac" style:font-name-asian="Loma" style:font-size-asian="13pt" style:font-size-complex="13pt"/>
    </style:style>
    <style:style style:name="P24" style:family="paragraph" style:parent-style-name="Preformatted_20_Text">
      <style:text-properties style:font-name="Loma" fo:font-size="13pt" officeooo:paragraph-rsid="0042908c" style:font-name-asian="Loma" style:font-size-asian="13pt" style:font-size-complex="13pt"/>
    </style:style>
    <style:style style:name="P25" style:family="paragraph" style:parent-style-name="Preformatted_20_Text">
      <style:text-properties style:font-name="Loma" fo:font-size="13pt" officeooo:paragraph-rsid="0047b663" style:font-name-asian="Loma" style:font-size-asian="13pt" style:font-size-complex="13pt"/>
    </style:style>
    <style:style style:name="P26" style:family="paragraph" style:parent-style-name="Preformatted_20_Text">
      <style:text-properties officeooo:paragraph-rsid="0006fb82"/>
    </style:style>
    <style:style style:name="P27" style:family="paragraph" style:parent-style-name="Preformatted_20_Text">
      <style:text-properties officeooo:paragraph-rsid="00159b8d"/>
    </style:style>
    <style:style style:name="P28" style:family="paragraph" style:parent-style-name="Preformatted_20_Text">
      <style:text-properties officeooo:paragraph-rsid="00175873"/>
    </style:style>
    <style:style style:name="P29" style:family="paragraph" style:parent-style-name="Preformatted_20_Text">
      <style:text-properties officeooo:paragraph-rsid="001fc28f"/>
    </style:style>
    <style:style style:name="P30" style:family="paragraph" style:parent-style-name="Preformatted_20_Text">
      <style:text-properties style:font-name="Loma" fo:font-size="13pt" style:font-name-asian="Loma" style:font-size-asian="13pt" style:font-size-complex="13pt"/>
    </style:style>
    <style:style style:name="P31" style:family="paragraph" style:parent-style-name="Preformatted_20_Text">
      <style:text-properties style:font-name="Loma" fo:font-size="13pt" officeooo:paragraph-rsid="004b9f0d" style:font-name-asian="Loma" style:font-size-asian="13pt" style:font-size-complex="13pt"/>
    </style:style>
    <style:style style:name="P32" style:family="paragraph" style:parent-style-name="Preformatted_20_Text">
      <style:text-properties style:font-name="Loma" fo:font-size="13pt" officeooo:paragraph-rsid="003f7dac" style:font-name-asian="Loma" style:font-size-asian="13pt" style:font-size-complex="13pt"/>
    </style:style>
    <style:style style:name="T1" style:family="text">
      <style:text-properties officeooo:rsid="0006fb82"/>
    </style:style>
    <style:style style:name="T2" style:family="text">
      <style:text-properties style:font-name="Loma" fo:font-size="13pt" style:font-name-asian="Loma" style:font-size-asian="13pt" style:font-size-complex="13pt"/>
    </style:style>
    <style:style style:name="T3" style:family="text">
      <style:text-properties style:font-name="Loma" fo:font-size="13pt" officeooo:rsid="0006fb82" style:font-name-asian="Loma" style:font-size-asian="13pt" style:font-size-complex="13pt"/>
    </style:style>
    <style:style style:name="T4" style:family="text">
      <style:text-properties style:font-name="Loma" fo:font-size="13pt" officeooo:rsid="00124eb6" style:font-name-asian="Loma" style:font-size-asian="13pt" style:font-size-complex="13pt"/>
    </style:style>
    <style:style style:name="T5" style:family="text">
      <style:text-properties style:font-name="Loma" fo:font-size="13pt" officeooo:rsid="001fc28f" style:font-name-asian="Loma" style:font-size-asian="13pt" style:font-size-complex="13pt"/>
    </style:style>
    <style:style style:name="T6" style:family="text">
      <style:text-properties style:font-name="Loma" fo:font-size="13pt" style:font-name-asian="Loma" style:font-size-asian="13pt" style:font-name-complex="Liberation Mono" style:font-size-complex="13pt"/>
    </style:style>
    <style:style style:name="T7" style:family="text">
      <style:text-properties style:font-name="Loma" fo:font-size="13pt" officeooo:rsid="0006fb82" style:font-name-asian="Loma" style:font-size-asian="13pt" style:font-name-complex="Liberation Mono" style:font-size-complex="13pt"/>
    </style:style>
    <style:style style:name="T8" style:family="text">
      <style:text-properties style:font-name="Loma" fo:font-size="13pt" officeooo:rsid="001bfb0e" style:font-name-asian="Loma" style:font-size-asian="13pt" style:font-name-complex="Liberation Mono" style:font-size-complex="13pt"/>
    </style:style>
    <style:style style:name="T9" style:family="text">
      <style:text-properties style:font-name="Loma" fo:font-size="13pt" officeooo:rsid="002f6925" style:font-name-asian="Loma" style:font-size-asian="13pt" style:font-name-complex="Liberation Mono" style:font-size-complex="13pt"/>
    </style:style>
    <style:style style:name="T10" style:family="text">
      <style:text-properties officeooo:rsid="00124eb6"/>
    </style:style>
    <style:style style:name="T11" style:family="text">
      <style:text-properties officeooo:rsid="0013a8bd"/>
    </style:style>
    <style:style style:name="T12" style:family="text">
      <style:text-properties style:font-name-complex="Liberation Mono"/>
    </style:style>
    <style:style style:name="T13" style:family="text">
      <style:text-properties officeooo:rsid="001fc28f" style:font-name-complex="Liberation Mono"/>
    </style:style>
    <style:style style:name="T14" style:family="text">
      <style:text-properties officeooo:rsid="0013a8bd" style:font-name-complex="Liberation Mono"/>
    </style:style>
    <style:style style:name="T15" style:family="text">
      <style:text-properties officeooo:rsid="0037f6bb" style:font-name-complex="Liberation Mono"/>
    </style:style>
    <style:style style:name="T16" style:family="text">
      <style:text-properties officeooo:rsid="001bfb0e"/>
    </style:style>
    <style:style style:name="T17" style:family="text">
      <style:text-properties officeooo:rsid="001fc28f"/>
    </style:style>
    <style:style style:name="T18" style:family="text">
      <style:text-properties officeooo:rsid="00210c60"/>
    </style:style>
    <style:style style:name="T19" style:family="text">
      <style:text-properties officeooo:rsid="0022dc2d"/>
    </style:style>
    <style:style style:name="T20" style:family="text">
      <style:text-properties officeooo:rsid="0022e547"/>
    </style:style>
    <style:style style:name="T21" style:family="text">
      <style:text-properties officeooo:rsid="0026390f"/>
    </style:style>
    <style:style style:name="T22" style:family="text">
      <style:text-properties officeooo:rsid="0031d6a5"/>
    </style:style>
    <style:style style:name="T23" style:family="text">
      <style:text-properties officeooo:rsid="00337833"/>
    </style:style>
    <style:style style:name="T24" style:family="text">
      <style:text-properties officeooo:rsid="00376dcb"/>
    </style:style>
    <style:style style:name="T25" style:family="text">
      <style:text-properties officeooo:rsid="0037b67c"/>
    </style:style>
    <style:style style:name="T26" style:family="text">
      <style:text-properties officeooo:rsid="0037f6bb"/>
    </style:style>
    <style:style style:name="T27" style:family="text">
      <style:text-properties officeooo:rsid="0039c08a"/>
    </style:style>
    <style:style style:name="T28" style:family="text">
      <style:text-properties officeooo:rsid="003adcac"/>
    </style:style>
    <style:style style:name="T29" style:family="text">
      <style:text-properties officeooo:rsid="003c43cc"/>
    </style:style>
    <style:style style:name="T30" style:family="text">
      <style:text-properties officeooo:rsid="004b9f0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span text:style-name="T10">1</text:span>.member(用户) </text:p>
      <text:p text:style-name="P1"/>
      <text:p text:style-name="P1"><text:span text:style-name="T10">2</text:span>.vendor(供应商) </text:p>
      <text:p text:style-name="P1"><text:span text:style-name="T10">3</text:span>.client(客户) </text:p>
      <text:p text:style-name="P1"><text:span text:style-name="T10">4</text:span>.commodity(商品) </text:p>
      <text:p text:style-name="P31"><text:tab/>category<text:span text:style-name="T30">(类别)</text:span></text:p>
      <text:p text:style-name="P1"><text:tab/><text:span text:style-name="T30">unit(计量单位)</text:span></text:p>
      <text:p text:style-name="P1"><text:span text:style-name="T10">5</text:span>.store(库存) </text:p>
      <text:p text:style-name="P1"/>
      <text:p text:style-name="P23"><text:span text:style-name="T10">6</text:span>.<text:span text:style-name="T12">procurein</text:span>lists(<text:span text:style-name="T17"> 采购</text:span>入库清单) </text:p>
      <text:p text:style-name="P23"><text:span text:style-name="T17">7</text:span>.returng<text:span text:style-name="T17">oods</text:span>inlists(退货入库清单)</text:p>
      <text:p text:style-name="P23"><text:span text:style-name="T18">8</text:span>.<text:span text:style-name="T12">procure</text:span>inlistitems(采购入库清单项) </text:p>
      <text:p text:style-name="P23"><text:span text:style-name="T19">9</text:span>.<text:span text:style-name="T12">returng</text:span><text:span text:style-name="T13">oods</text:span>inlistitems(采购入库清单项) </text:p>
      <text:p text:style-name="P23"><text:span text:style-name="T20">10</text:span>.saleorders(销售订单)</text:p>
      <text:p text:style-name="P23"><text:span text:style-name="T20">1</text:span><text:span text:style-name="T21">1</text:span>.<text:span text:style-name="T21">returngoods</text:span>orders(销售订单)</text:p>
      <text:p text:style-name="P23"><text:span text:style-name="T21">12</text:span>.<text:span text:style-name="T21">sale</text:span>orderitems(销售订单项) </text:p>
      <text:p text:style-name="P23"><text:span text:style-name="T21">13</text:span>.<text:span text:style-name="T21">returngoods</text:span>orderitems(销售订单项) </text:p>
      <text:p text:style-name="P23"/>
      <text:p text:style-name="P23">1<text:span text:style-name="T22">4</text:span>.commodity_inf （商品视图）</text:p>
      <text:p text:style-name="P23"><text:span text:style-name="T10">1</text:span><text:span text:style-name="T23">5</text:span>.commodity_store_inf （库存视图）</text:p>
      <text:p text:style-name="P23"><text:span text:style-name="T10">1</text:span><text:span text:style-name="T24">6</text:span>. commodity_<text:span text:style-name="T12">procure</text:span>inlists_<text:span text:style-name="T12">procure</text:span>inlistitems_inf （采购入库单据项视图）</text:p>
      <text:p text:style-name="P23"><text:span text:style-name="T10">1</text:span><text:span text:style-name="T25">7</text:span>. commodity_<text:span text:style-name="T12">returng</text:span><text:span text:style-name="T13">oods</text:span>inlists_<text:span text:style-name="T12">returng</text:span><text:span text:style-name="T13">oods</text:span>inlistitems_inf（退货入库单据项视图）</text:p>
      <text:p text:style-name="P23"><text:span text:style-name="T10">1</text:span><text:span text:style-name="T27">8</text:span>.commodity_saleorders_saleorderitems_inf（销售出库单据项视图）</text:p>
      <text:p text:style-name="P23"><text:span text:style-name="T10">1</text:span><text:span text:style-name="T29">9</text:span>.commodity_<text:span text:style-name="T21">returngoods</text:span>orders_<text:span text:style-name="T21">returngoods</text:span>orderitems_inf（退货出库单据项视图） </text:p>
      <text:p text:style-name="P1"/>
      <text:p text:style-name="P1"><text:span text:style-name="T10">1</text:span>.member(会员) </text:p>
      <text:p text:style-name="P1">CREATE TABLE member </text:p>
      <text:p text:style-name="P1">( </text:p>
      <text:p text:style-name="P1"><text:tab/>memberID char(10) NOT NULL, </text:p>
      <text:p text:style-name="P1"/>
      <text:p text:style-name="P1"><text:tab/>password varchar(128) NOT NULL, </text:p>
      <text:p text:style-name="P1"><text:tab/>PRIMARY KEY (memberID) </text:p>
      <text:p text:style-name="P1"><text:soft-page-break/>)ENGINE=InnoDB; </text:p>
      <text:p text:style-name="P1"/>
      <text:p text:style-name="P1"><text:span text:style-name="T10">2</text:span>.vendor(供应商) </text:p>
      <text:p text:style-name="P1">CREATE TABLE vendor </text:p>
      <text:p text:style-name="P1">( </text:p>
      <text:p text:style-name="P6"><text:tab/><text:span text:style-name="T16">vendorID int NOT NULL AUTO_INCREMENT, </text:span></text:p>
      <text:p text:style-name="P1"><text:tab/>memberID char(10) NOT NULL, </text:p>
      <text:p text:style-name="P1"><text:tab/>vendorName varchar(64) NOT NULL, </text:p>
      <text:p text:style-name="P1"/>
      <text:p text:style-name="P1"><text:tab/>vendorAdress varchar(64) NULL, </text:p>
      <text:p text:style-name="P1"><text:tab/>vendorContact char(6) NULL, </text:p>
      <text:p text:style-name="P1"><text:tab/>vendorPhoneNumber char(11) NULL, </text:p>
      <text:p text:style-name="P1"><text:s/></text:p>
      <text:p text:style-name="P6"><text:tab/>PRIMARY KEY (<text:span text:style-name="T16">vendorID</text:span>) </text:p>
      <text:p text:style-name="P1">)ENGINE=InnoDB; </text:p>
      <text:p text:style-name="P1"/>
      <text:p text:style-name="P1">ALTER TABLE vendor </text:p>
      <text:p text:style-name="P1">ADD CONSTRAINT fk_vendor_memberID </text:p>
      <text:p text:style-name="P1">FOREIGN KEY (memberID) REFERENCES member (memberID); </text:p>
      <text:p text:style-name="P1"/>
      <text:p text:style-name="P1"><text:span text:style-name="T10">3</text:span>.client(客户) </text:p>
      <text:p text:style-name="P1">CREATE TABLE client </text:p>
      <text:p text:style-name="P1">( </text:p>
      <text:p text:style-name="P6"><text:tab/><text:span text:style-name="T16">clientID</text:span> <text:span text:style-name="T16">int NOT NULL AUTO_INCREMENT,</text:span></text:p>
      <text:p text:style-name="P1"><text:tab/>memberID char(10) NOT NULL, </text:p>
      <text:p text:style-name="P1"/>
      <text:p text:style-name="P1"><text:tab/>clientName varchar(64) NOT NULL, </text:p>
      <text:p text:style-name="P1"><text:tab/>clientAdress varchar(64) NULL, </text:p>
      <text:p text:style-name="P1"><text:tab/>clientContact char(6) NULL, </text:p>
      <text:p text:style-name="P1"><text:tab/>clientPhoneNumber char(11) NULL, </text:p>
      <text:p text:style-name="P1"/>
      <text:p text:style-name="P28"><text:span text:style-name="T2"><text:tab/>PRIMARY KEY (</text:span><text:span text:style-name="T8">clientID</text:span><text:span text:style-name="T2">) </text:span></text:p>
      <text:p text:style-name="P1">)ENGINE=InnoDB; </text:p>
      <text:p text:style-name="P1"/>
      <text:p text:style-name="P1">ALTER TABLE client </text:p>
      <text:p text:style-name="P1"><text:soft-page-break/>ADD CONSTRAINT fk_client_memberID </text:p>
      <text:p text:style-name="P1">FOREIGN KEY (memberID) REFERENCES member (memberID); </text:p>
      <text:p text:style-name="P1"/>
      <text:p text:style-name="P1"><text:span text:style-name="T10">4</text:span>.commodity(商品) </text:p>
      <text:p text:style-name="P1">CREATE TABLE commodity </text:p>
      <text:p text:style-name="P1">( </text:p>
      <text:p text:style-name="P6"><text:tab/><text:span text:style-name="T16">commodityID int NOT NULL AUTO_INCREMENT,</text:span></text:p>
      <text:p text:style-name="P1"/>
      <text:p text:style-name="P1"><text:tab/>memberID char(10) NOT NULL, </text:p>
      <text:p text:style-name="P7"><text:tab/><text:span text:style-name="T16">vendorID int NOT NULL</text:span>,</text:p>
      <text:p text:style-name="P1"><text:tab/>commodityName varchar(64) NOT NULL, </text:p>
      <text:p text:style-name="P1"/>
      <text:p text:style-name="P7"><text:tab/>categoryName char(6) NOT NULL, </text:p>
      <text:p text:style-name="P7"><text:tab/>unitName char(6) NOT NULL, </text:p>
      <text:p text:style-name="P1"><text:tab/> </text:p>
      <text:p text:style-name="P1"><text:tab/></text:p>
      <text:p text:style-name="P6"><text:tab/>PRIMARY KEY (<text:span text:style-name="T16">commodityID</text:span>) </text:p>
      <text:p text:style-name="P1">)ENGINE=InnoDB; </text:p>
      <text:p text:style-name="P1"/>
      <text:p text:style-name="P1">ALTER TABLE commodity </text:p>
      <text:p text:style-name="P1">ADD CONSTRAINT fk_commodity_memberID </text:p>
      <text:p text:style-name="P1">FOREIGN KEY (memberID) REFERENCES member (memberID); </text:p>
      <text:p text:style-name="P1"/>
      <text:p text:style-name="P1">//commodity依赖的两个表 </text:p>
      <text:p text:style-name="P1">CREATE TABLE category </text:p>
      <text:p text:style-name="P1">( </text:p>
      <text:p text:style-name="P1"><text:tab/>categoryName char(6) NOT NULL, </text:p>
      <text:p text:style-name="P5"><text:tab/>PRIMARY KEY (categoryName) </text:p>
      <text:p text:style-name="P1">)ENGINE=InnoDB; </text:p>
      <text:p text:style-name="P1"/>
      <text:p text:style-name="P13">INSERT INTO category(categoryName) VALUES('食品'),('服装'),('文具'),('日用品'),('其它');</text:p>
      <text:p text:style-name="P1"/>
      <text:p text:style-name="P1">CREATE TABLE unit </text:p>
      <text:p text:style-name="P1">( </text:p>
      <text:p text:style-name="P1"><text:soft-page-break/><text:tab/>unitName char(6) NOT NULL, </text:p>
      <text:p text:style-name="P5"><text:tab/>PRIMARY KEY (unitName) </text:p>
      <text:p text:style-name="P1">)ENGINE=InnoDB; </text:p>
      <text:p text:style-name="P1"/>
      <text:p text:style-name="P1">INSERT INTO unit(unitName) VALUES('个'),('件'),('袋'),('斤'),('盒'),('其它'); </text:p>
      <text:p text:style-name="P1"/>
      <text:p text:style-name="P1">//commodity的三个外键 </text:p>
      <text:p text:style-name="P1">//类别 </text:p>
      <text:p text:style-name="P1">ALTER TABLE commodity </text:p>
      <text:p text:style-name="P5">ADD CONSTRAINT fk_commodity_categoryName </text:p>
      <text:p text:style-name="P14">FOREIGN KEY(categoryName) REFERENCES category(categoryName);</text:p>
      <text:p text:style-name="P1">//计量单位 </text:p>
      <text:p text:style-name="P1">ALTER TABLE commodity </text:p>
      <text:p text:style-name="P5">ADD CONSTRAINT fk_commodity_unitName </text:p>
      <text:p text:style-name="P5">FOREIGN KEY (unitName) REFERENCES unit (unitName); </text:p>
      <text:p text:style-name="P1">//供应商 </text:p>
      <text:p text:style-name="P1">ALTER TABLE commodity </text:p>
      <text:p text:style-name="P7">ADD CONSTRAINT fk_commodity_<text:span text:style-name="T16">vendorID</text:span> </text:p>
      <text:p text:style-name="P7">FOREIGN KEY (<text:span text:style-name="T16">vendorID</text:span>) REFERENCES vendor (<text:span text:style-name="T16">vendorID</text:span>); </text:p>
      <text:p text:style-name="P1"/>
      <text:p text:style-name="P1"><text:span text:style-name="T10">5</text:span>.store(库存) </text:p>
      <text:p text:style-name="P1">CREATE TABLE store </text:p>
      <text:p text:style-name="P1">( </text:p>
      <text:p text:style-name="P1"><text:tab/>commodityID int NOT NULL, </text:p>
      <text:p text:style-name="P1"/>
      <text:p text:style-name="P1"><text:tab/>storeCount int NOT NULL, </text:p>
      <text:p text:style-name="P1"><text:tab/>PRIMARY KEY(commodityID) </text:p>
      <text:p text:style-name="P1">)ENGINE=InnoDB; </text:p>
      <text:p text:style-name="P1"/>
      <text:p text:style-name="P1">ALTER TABLE store </text:p>
      <text:p text:style-name="P1">ADD CONSTRAINT fk_store_commodityID </text:p>
      <text:p text:style-name="P1">FOREIGN KEY (commodityID) REFERENCES commodity (commodityID); </text:p>
      <text:p text:style-name="P1"/>
      <text:p text:style-name="P29"><text:span text:style-name="T4">6</text:span><text:span text:style-name="T2">.</text:span><text:span text:style-name="T6">procurein</text:span><text:span text:style-name="T2">lists(</text:span><text:span text:style-name="T5"> 采购</text:span><text:span text:style-name="T2">入库清单) </text:span></text:p>
      <text:p text:style-name="P8">CREATE TABLE <text:span text:style-name="T12">procurein</text:span>lists </text:p>
      <text:p text:style-name="P1"><text:soft-page-break/>( </text:p>
      <text:p text:style-name="P1"><text:tab/>inListID int NOT NULL AUTO_INCREMENT, </text:p>
      <text:p text:style-name="P1"><text:tab/>memberID char(10) NOT NULL, </text:p>
      <text:p text:style-name="P1"/>
      <text:p text:style-name="P1"><text:tab/>paySum double NULL, </text:p>
      <text:p text:style-name="P1"><text:tab/>OTime date NULL, </text:p>
      <text:p text:style-name="P2"><text:tab/><text:span text:style-name="T1">vendorID int NOT NULL,</text:span></text:p>
      <text:p text:style-name="P1"/>
      <text:p text:style-name="P1"><text:tab/>PRIMARY KEY(inListID,memberID) </text:p>
      <text:p text:style-name="P1">)ENGINE=InnoDB; </text:p>
      <text:p text:style-name="P1"/>
      <text:p text:style-name="P8">ALTER TABLE <text:span text:style-name="T12">procurein</text:span>lists </text:p>
      <text:p text:style-name="P8">ADD CONSTRAINT fk_<text:span text:style-name="T12">procurein</text:span>lists_memberID </text:p>
      <text:p text:style-name="P1">FOREIGN KEY (memberID) REFERENCES member (memberID); </text:p>
      <text:p text:style-name="P1"/>
      <text:p text:style-name="P8">ALTER TABLE <text:span text:style-name="T12">procurein</text:span>lists </text:p>
      <text:p text:style-name="P8">ADD CONSTRAINT fk_<text:span text:style-name="T12">procurein</text:span>lists_<text:span text:style-name="T1">vendorID</text:span> </text:p>
      <text:p text:style-name="P26"><text:span text:style-name="T2">FOREIGN KEY (</text:span><text:span text:style-name="T3">vendorID</text:span><text:span text:style-name="T2">) REFERENCES </text:span><text:span text:style-name="T7">vendor</text:span><text:span text:style-name="T2">(</text:span><text:span text:style-name="T3">vendorID</text:span><text:span text:style-name="T2">); </text:span></text:p>
      <text:p text:style-name="P1"/>
      <text:p text:style-name="P4"><text:span text:style-name="T17">7</text:span>.returng<text:span text:style-name="T17">oods</text:span>inlists(退货入库清单) </text:p>
      <text:p text:style-name="P8">CREATE TABLE returng<text:span text:style-name="T17">oods</text:span>inlists </text:p>
      <text:p text:style-name="P4">( </text:p>
      <text:p text:style-name="P4"><text:tab/>inListID int NOT NULL AUTO_INCREMENT, </text:p>
      <text:p text:style-name="P4"><text:tab/>memberID char(10) NOT NULL, </text:p>
      <text:p text:style-name="P4"/>
      <text:p text:style-name="P4"><text:tab/>paySum double NULL, </text:p>
      <text:p text:style-name="P4"><text:tab/>OTime date NULL, </text:p>
      <text:p text:style-name="P4"><text:tab/>clientID int NOT NULL, </text:p>
      <text:p text:style-name="P4"/>
      <text:p text:style-name="P4"><text:tab/>PRIMARY KEY(inListID,memberID) </text:p>
      <text:p text:style-name="P4">)ENGINE=InnoDB; </text:p>
      <text:p text:style-name="P4"/>
      <text:p text:style-name="P8">ALTER TABLE returng<text:span text:style-name="T17">oods</text:span>inlists </text:p>
      <text:p text:style-name="P8">ADD CONSTRAINT fk_returng<text:span text:style-name="T17">oods</text:span>inlists_memberID </text:p>
      <text:p text:style-name="P4">FOREIGN KEY (memberID) REFERENCES member (memberID); </text:p>
      <text:p text:style-name="P4"><text:soft-page-break/></text:p>
      <text:p text:style-name="P8">ALTER TABLE returng<text:span text:style-name="T17">oods</text:span>inlists </text:p>
      <text:p text:style-name="P8">ADD CONSTRAINT fk_returng<text:span text:style-name="T17">oods</text:span>inlists_clientID </text:p>
      <text:p text:style-name="P27"><text:span text:style-name="T2">FOREIGN KEY (clientID) REFERENCES </text:span><text:span text:style-name="T7">c</text:span><text:span text:style-name="T9">li</text:span><text:span text:style-name="T7">ent</text:span><text:span text:style-name="T2">(clientID); </text:span></text:p>
      <text:p text:style-name="P1"/>
      <text:p text:style-name="P9"><text:span text:style-name="T18">8</text:span>.<text:span text:style-name="T12">procure</text:span>inlistitems(采购入库清单项) </text:p>
      <text:p text:style-name="P15">CREATE TABLE <text:span text:style-name="T12">procure</text:span>inlistitems </text:p>
      <text:p text:style-name="P1">( </text:p>
      <text:p text:style-name="P1"><text:tab/>inListID int NOT NULL, </text:p>
      <text:p text:style-name="P1"><text:tab/>commodityID int NOT NULL, </text:p>
      <text:p text:style-name="P1"><text:tab/>inStoreCount int NOT NULL,</text:p>
      <text:p text:style-name="P24"><text:tab/>purchasePrice float(6,2) NOT NULL,</text:p>
      <text:p text:style-name="P1"><text:tab/>PRIMARY KEY(inListID,commodityID) </text:p>
      <text:p text:style-name="P1">)ENGINE=InnoDB; </text:p>
      <text:p text:style-name="P1"/>
      <text:p text:style-name="P10">ALTER TABLE <text:span text:style-name="T12">procure</text:span>inlistitems </text:p>
      <text:p text:style-name="P10">ADD CONSTRAINT fk_<text:span text:style-name="T12">procure</text:span>inlistitems_inListID </text:p>
      <text:p text:style-name="P10">FOREIGN KEY (inListID) REFERENCES <text:span text:style-name="T12">procurein</text:span>lists (inListID); </text:p>
      <text:p text:style-name="P10">ALTER TABLE <text:span text:style-name="T12">procure</text:span>inlistitems </text:p>
      <text:p text:style-name="P10">ADD CONSTRAINT fk_<text:span text:style-name="T12">procure</text:span>inlistitems_commodityID </text:p>
      <text:p text:style-name="P1">FOREIGN KEY (commodityID) REFERENCES commodity (commodityID); </text:p>
      <text:p text:style-name="P1"/>
      <text:p text:style-name="P10"><text:span text:style-name="T19">9</text:span>.<text:span text:style-name="T12">returng</text:span><text:span text:style-name="T13">oods</text:span>inlistitems(退货入库清单项) </text:p>
      <text:p text:style-name="P10">CREATE TABLE <text:span text:style-name="T12">returng</text:span><text:span text:style-name="T13">oods</text:span>inlistitems </text:p>
      <text:p text:style-name="P10">( </text:p>
      <text:p text:style-name="P10"><text:tab/>inListID int NOT NULL, </text:p>
      <text:p text:style-name="P10"><text:tab/>commodityID int NOT NULL, </text:p>
      <text:p text:style-name="P10"><text:tab/>inStoreCount int NOT NULL,</text:p>
      <text:p text:style-name="P24"><text:tab/>purchasePrice float(6,2) NOT NULL,</text:p>
      <text:p text:style-name="P10"><text:tab/>PRIMARY KEY(inListID,commodityID) </text:p>
      <text:p text:style-name="P10">)ENGINE=InnoDB; </text:p>
      <text:p text:style-name="P10"/>
      <text:p text:style-name="P10">ALTER TABLE <text:span text:style-name="T12">returng</text:span><text:span text:style-name="T13">oods</text:span>inlistitems </text:p>
      <text:p text:style-name="P10">ADD CONSTRAINT fk_<text:span text:style-name="T12">returng</text:span><text:span text:style-name="T13">oods</text:span>inlistitems_inListID </text:p>
      <text:p text:style-name="P10">FOREIGN KEY (inListID) REFERENCES returng<text:span text:style-name="T17">oods</text:span>inlists (inListID); </text:p>
      <text:p text:style-name="P10"><text:soft-page-break/>ALTER TABLE <text:span text:style-name="T12">returng</text:span><text:span text:style-name="T13">oods</text:span>inlistitems </text:p>
      <text:p text:style-name="P10">ADD CONSTRAINT fk_<text:span text:style-name="T12">returng</text:span><text:span text:style-name="T13">oods</text:span>inlistitems_commodityID </text:p>
      <text:p text:style-name="P10">FOREIGN KEY (commodityID) REFERENCES commodity (commodityID);</text:p>
      <text:p text:style-name="P1"/>
      <text:p text:style-name="P1"><text:span text:style-name="T20">10</text:span>.saleorders(销售订单) </text:p>
      <text:p text:style-name="P11">CREATE TABLE saleorders </text:p>
      <text:p text:style-name="P1">( </text:p>
      <text:p text:style-name="P1"><text:tab/>orderID int NOT NULL AUTO_INCREMENT, </text:p>
      <text:p text:style-name="P1"><text:tab/>memberID char(10) NOT NULL, </text:p>
      <text:p text:style-name="P1"/>
      <text:p text:style-name="P1"><text:tab/>paySum double NULL, </text:p>
      <text:p text:style-name="P1"><text:tab/>OTime date NULL, </text:p>
      <text:p text:style-name="P1"><text:tab/>clientID int <text:s/><text:span text:style-name="T21">NOT</text:span> NULL, </text:p>
      <text:p text:style-name="P1"/>
      <text:p text:style-name="P1"/>
      <text:p text:style-name="P1"><text:tab/>PRIMARY KEY(orderID,memberID) </text:p>
      <text:p text:style-name="P1">)ENGINE=InnoDB; </text:p>
      <text:p text:style-name="P1"/>
      <text:p text:style-name="P11">ALTER TABLE saleorders </text:p>
      <text:p text:style-name="P11">ADD CONSTRAINT fk_saleorders_memberID </text:p>
      <text:p text:style-name="P1">FOREIGN KEY (memberID) REFERENCES member (memberID); </text:p>
      <text:p text:style-name="P1"/>
      <text:p text:style-name="P11">ALTER TABLE saleorders </text:p>
      <text:p text:style-name="P11">ADD CONSTRAINT fk_saleorders_clientID </text:p>
      <text:p text:style-name="P1">FOREIGN KEY (clientID) REFERENCES client (clientID); </text:p>
      <text:p text:style-name="P1"/>
      <text:p text:style-name="P12"><text:span text:style-name="T20">1</text:span><text:span text:style-name="T21">1</text:span>.<text:span text:style-name="T21">returngoods</text:span>orders(被退货单据) </text:p>
      <text:p text:style-name="P12">CREATE TABLE <text:span text:style-name="T21">returngoods</text:span>orders </text:p>
      <text:p text:style-name="P12">( </text:p>
      <text:p text:style-name="P12"><text:tab/>orderID int NOT NULL AUTO_INCREMENT, </text:p>
      <text:p text:style-name="P12"><text:tab/>memberID char(10) NOT NULL, </text:p>
      <text:p text:style-name="P12"/>
      <text:p text:style-name="P12"><text:tab/>paySum double NULL, </text:p>
      <text:p text:style-name="P12"><text:tab/>OTime date<text:span text:style-name="T21"> </text:span>NULL, </text:p>
      <text:p text:style-name="P12"><text:tab/><text:span text:style-name="T21">vendor</text:span>ID int <text:s/><text:span text:style-name="T21">NOT </text:span>NULL, </text:p>
      <text:p text:style-name="P12"><text:soft-page-break/></text:p>
      <text:p text:style-name="P12"/>
      <text:p text:style-name="P12"><text:tab/>PRIMARY KEY(orderID,memberID) </text:p>
      <text:p text:style-name="P12">)ENGINE=InnoDB; </text:p>
      <text:p text:style-name="P12"/>
      <text:p text:style-name="P12">ALTER TABLE <text:span text:style-name="T21">returngoods</text:span>orders </text:p>
      <text:p text:style-name="P12">ADD CONSTRAINT fk_<text:span text:style-name="T21">returngoods</text:span>orders_memberID </text:p>
      <text:p text:style-name="P12">FOREIGN KEY (memberID) REFERENCES member (memberID); </text:p>
      <text:p text:style-name="P12"/>
      <text:p text:style-name="P12">ALTER TABLE <text:span text:style-name="T21">returngoods</text:span>orders </text:p>
      <text:p text:style-name="P12">ADD CONSTRAINT fk_<text:span text:style-name="T21">returngoods</text:span>orders_<text:span text:style-name="T21">vendor</text:span>ID </text:p>
      <text:p text:style-name="P15">FOREIGN KEY (<text:span text:style-name="T21">vendor</text:span>ID) REFERENCES <text:span text:style-name="T21">vendor</text:span>(<text:span text:style-name="T21">vendor</text:span>ID); </text:p>
      <text:p text:style-name="P1"/>
      <text:p text:style-name="P1"><text:span text:style-name="T21">12</text:span>.<text:span text:style-name="T21">sale</text:span>orderitems(销售订单项) </text:p>
      <text:p text:style-name="P12">CREATE TABLE <text:span text:style-name="T21">sale</text:span>orderitems </text:p>
      <text:p text:style-name="P1">( </text:p>
      <text:p text:style-name="P1"><text:tab/>orderID int NOT NULL, </text:p>
      <text:p text:style-name="P1"><text:tab/>commodityID int NOT NULL, </text:p>
      <text:p text:style-name="P1"/>
      <text:p text:style-name="P1"><text:tab/>outStoreCount int NOT NULL, </text:p>
      <text:p text:style-name="P1"><text:tab/>sellingPrice double NOT NULL, <text:tab/> </text:p>
      <text:p text:style-name="P1"/>
      <text:p text:style-name="P1"><text:tab/>PRIMARY KEY(orderID,commodityID) </text:p>
      <text:p text:style-name="P1">)ENGINE=InnoDB; </text:p>
      <text:p text:style-name="P1"/>
      <text:p text:style-name="P12">ALTER TABLE <text:span text:style-name="T21">sale</text:span>orderitems </text:p>
      <text:p text:style-name="P12">ADD CONSTRAINT fk_<text:span text:style-name="T21">sale</text:span>orderitems_orderID </text:p>
      <text:p text:style-name="P1">FOREIGN KEY (orderID) REFERENCES <text:span text:style-name="T21">sale</text:span>orders (orderID); </text:p>
      <text:p text:style-name="P1"/>
      <text:p text:style-name="P12">ALTER TABLE <text:span text:style-name="T21">sale</text:span>orderitems </text:p>
      <text:p text:style-name="P1">ADD CONSTRAINT fk_<text:span text:style-name="T21">sale</text:span>orderitems_commodityID </text:p>
      <text:p text:style-name="P1">FOREIGN KEY (commodityID) REFERENCES commodity (commodityID); </text:p>
      <text:p text:style-name="P1"/>
      <text:p text:style-name="P12"><text:span text:style-name="T21">13</text:span>.<text:span text:style-name="T21">returngoods</text:span>orderitems(被退货单据项) </text:p>
      <text:p text:style-name="P12">CREATE TABLE <text:span text:style-name="T21">returngoods</text:span>orderitems </text:p>
      <text:p text:style-name="P12"><text:soft-page-break/>( </text:p>
      <text:p text:style-name="P12"><text:tab/>orderID int NOT NULL, </text:p>
      <text:p text:style-name="P12"><text:tab/>commodityID int NOT NULL, </text:p>
      <text:p text:style-name="P12"/>
      <text:p text:style-name="P12"><text:tab/>outStoreCount int NOT NULL, </text:p>
      <text:p text:style-name="P12"><text:tab/>sellingPrice double NOT NULL, <text:tab/> </text:p>
      <text:p text:style-name="P12"/>
      <text:p text:style-name="P12"><text:tab/>PRIMARY KEY(orderID,commodityID) </text:p>
      <text:p text:style-name="P12">)ENGINE=InnoDB; </text:p>
      <text:p text:style-name="P12"/>
      <text:p text:style-name="P12">ALTER TABLE <text:span text:style-name="T21">returngoods</text:span>orderitems </text:p>
      <text:p text:style-name="P12">ADD CONSTRAINT fk_<text:span text:style-name="T21">returngoods</text:span>orderitems_orderID </text:p>
      <text:p text:style-name="P12">FOREIGN KEY (orderID) REFERENCES <text:span text:style-name="T21">returngoods</text:span>orders(orderID); </text:p>
      <text:p text:style-name="P12"/>
      <text:p text:style-name="P12">ALTER TABLE <text:span text:style-name="T21">returngoods</text:span>orderitems </text:p>
      <text:p text:style-name="P12">ADD CONSTRAINT fk_<text:span text:style-name="T21">returngoods</text:span>orderitems_commodityID </text:p>
      <text:p text:style-name="P12">FOREIGN KEY (commodityID) REFERENCES commodity (commodityID);</text:p>
      <text:p text:style-name="P12"/>
      <text:p text:style-name="P16">1<text:span text:style-name="T22">4</text:span>.commodity_inf （商品视图）</text:p>
      <text:p text:style-name="P16">create view commodity_inf as </text:p>
      <text:p text:style-name="P16">select commodityID,com<text:span text:style-name="T23">modity.</text:span>memberID,commodityName,categoryName,unitName,vendorName </text:p>
      <text:p text:style-name="P16"><text:s/>from commodity,vendor </text:p>
      <text:p text:style-name="P16"><text:s/>where commodity.vendorID=vendor.vendorID;</text:p>
      <text:p text:style-name="P16"/>
      <text:p text:style-name="P16"><text:span text:style-name="T10">1</text:span><text:span text:style-name="T23">5</text:span>.commodity_store_inf （库存视图）</text:p>
      <text:p text:style-name="P16">create view commodity_store_inf as </text:p>
      <text:p text:style-name="P16">select commodity.memberID,categoryName,commodityName,unitName,vendorName, </text:p>
      <text:p text:style-name="P16">storeCount from commodity,vendor,store where </text:p>
      <text:p text:style-name="P16">commodity.vendorID=vendor.vendorID and commodity.commodityID=store.commodityID;</text:p>
      <text:p text:style-name="P1"/>
      <text:p text:style-name="P17"><text:span text:style-name="T10">1</text:span><text:span text:style-name="T24">6</text:span>. commodity_<text:span text:style-name="T12">procure</text:span>inlists_<text:span text:style-name="T12">procure</text:span>inlistitems_inf （采购入库单据项视图）</text:p>
      <text:p text:style-name="P17"><text:soft-page-break/>create view commodity_<text:span text:style-name="T12">procure</text:span>inlists_<text:span text:style-name="T12">procure</text:span>inlistitems_inf as </text:p>
      <text:p text:style-name="P1">select </text:p>
      <text:p text:style-name="P18"><text:span text:style-name="T14">procure</text:span><text:span text:style-name="T11">inlists.inListID</text:span>,paySum,OTime,<text:span text:style-name="T14">procure</text:span>inlists.memberID,</text:p>
      <text:p text:style-name="P3">commodityName,purchasePrice,categoryName,unitName,vendorName,</text:p>
      <text:p text:style-name="P3">inStoreCount</text:p>
      <text:p text:style-name="P17">from commodity_inf,<text:span text:style-name="T12">procure</text:span>inlists,<text:span text:style-name="T12">procure</text:span>inlistitems </text:p>
      <text:p text:style-name="P17">where <text:span text:style-name="T12">procure</text:span>inlists.inListID=<text:span text:style-name="T12">procure</text:span>inlistitems.inListID </text:p>
      <text:p text:style-name="P17">and <text:span text:style-name="T12">procure</text:span>inlistitems.commodityID=commodity_inf.commodityID; </text:p>
      <text:p text:style-name="P17"/>
      <text:p text:style-name="P19"><text:span text:style-name="T10">1</text:span><text:span text:style-name="T25">7</text:span>. commodity_<text:span text:style-name="T12">returng</text:span><text:span text:style-name="T13">oods</text:span>inlists_<text:span text:style-name="T12">returng</text:span><text:span text:style-name="T13">oods</text:span>inlistitems_inf（退货入库单据项视图） </text:p>
      <text:p text:style-name="P18">create view commodity_<text:span text:style-name="T12">returng</text:span><text:span text:style-name="T13">oods</text:span>inlists_<text:span text:style-name="T12">returng</text:span><text:span text:style-name="T13">oods</text:span>inlistitems_inf as </text:p>
      <text:p text:style-name="P18">select </text:p>
      <text:p text:style-name="P18"><text:span text:style-name="T14">returng</text:span><text:span text:style-name="T13">oods</text:span><text:span text:style-name="T11">inlists.inListID</text:span>,paySum,OTime,<text:span text:style-name="T14">returng</text:span><text:span text:style-name="T13">oods</text:span>inlists.memberID,<text:span text:style-name="T26">clientName</text:span><text:span text:style-name="T11">,</text:span></text:p>
      <text:p text:style-name="P18">commodityName,purchasePrice,categoryName,unitName,vendorName,</text:p>
      <text:p text:style-name="P18">inStoreCount</text:p>
      <text:p text:style-name="P19">from <text:span text:style-name="T26">client</text:span>,commodity_inf,<text:span text:style-name="T14">returng</text:span><text:span text:style-name="T13">oods</text:span>inlists,<text:span text:style-name="T14">returng</text:span><text:span text:style-name="T13">oods</text:span>inlistitems </text:p>
      <text:p text:style-name="P19">where <text:span text:style-name="T26">client.clientID=</text:span><text:span text:style-name="T14">returng</text:span><text:span text:style-name="T13">oods</text:span><text:span text:style-name="T15">inlists.clientID</text:span> <text:span text:style-name="T26">and </text:span><text:span text:style-name="T14">returng</text:span><text:span text:style-name="T13">oods</text:span>inlists.inListID=<text:span text:style-name="T14">returng</text:span><text:span text:style-name="T13">oods</text:span>inlistitems.inListID </text:p>
      <text:p text:style-name="P19">and <text:span text:style-name="T14">returng</text:span><text:span text:style-name="T13">oods</text:span>inlistitems.commodityID=commodity_inf.commodityID;</text:p>
      <text:p text:style-name="P1"/>
      <text:p text:style-name="P20"><text:span text:style-name="T10">1</text:span><text:span text:style-name="T27">8</text:span>.commodity_saleorders_saleorderitems_inf（销售出库单据项视图） </text:p>
      <text:p text:style-name="P20">create view commodity_saleorders_saleorderitems_inf as </text:p>
      <text:p text:style-name="P25">select saleorders.orderID,saleorders.memberID,paySum,OTime,clientName, </text:p>
      <text:p text:style-name="P25">commodityName,categoryName,unitName,vendorName,</text:p>
      <text:p text:style-name="P25">outStoreCount,sellingPrice</text:p>
      <text:p text:style-name="P20">from commodity_inf,saleorders,client,saleorderitems </text:p>
      <text:p text:style-name="P20">where <text:span text:style-name="T28">saleorders.clientID=client.clientID and</text:span> saleorders.orderID=saleorderitems.orderID and saleorderitems.commodityID=commodity_inf.commodityID; </text:p>
      <text:p text:style-name="P1"><text:s text:c="2"/></text:p>
      <text:p text:style-name="P21"><text:span text:style-name="T10">1</text:span><text:span text:style-name="T29">9</text:span>.commodity_<text:span text:style-name="T21">returngoods</text:span>orders_<text:span text:style-name="T21">returngoods</text:span>orderitems_inf（退货出库单据项视图） </text:p>
      <text:p text:style-name="P21">create view commodity_<text:span text:style-name="T21">returngoods</text:span>orders_<text:span text:style-name="T21">returngoods</text:span>orderitems_inf as </text:p>
      <text:p text:style-name="P25"><text:soft-page-break/>select <text:span text:style-name="T21">returngoods</text:span>orders.orderID,<text:span text:style-name="T21">returngoods</text:span>orders.memberID,paySum,OTime,</text:p>
      <text:p text:style-name="P25">commodityName,categoryName,unitName,vendorName,</text:p>
      <text:p text:style-name="P25">outStoreCount,sellingPrice</text:p>
      <text:p text:style-name="P22">from commodity_inf,<text:span text:style-name="T21">returngoods</text:span>orders,<text:span text:style-name="T21">returngoods</text:span>orderitems </text:p>
      <text:p text:style-name="P22">where <text:span text:style-name="T21">returngoods</text:span>orders.orderID=<text:span text:style-name="T21">returngoods</text:span>orderitems.orderID and <text:span text:style-name="T21">returngoods</text:span>orderitems.commodityID=commodity_inf.commodityID;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7-08T01:31:53.449184769</dc:date>
    <meta:editing-duration>P1DT5H42M48S</meta:editing-duration>
    <meta:editing-cycles>28</meta:editing-cycles>
    <meta:generator>LibreOffice/6.4.7.2$Linux_X86_64 LibreOffice_project/40$Build-2</meta:generator>
    <meta:document-statistic meta:table-count="0" meta:image-count="0" meta:object-count="0" meta:page-count="11" meta:paragraph-count="276" meta:word-count="1061" meta:character-count="9217" meta:non-whitespace-character-count="8403"/>
  </office:meta>
</office:document-meta>
</file>